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1" style:family="table-row">
      <style:table-row-properties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eau2" style:family="table">
      <style:table-properties style:width="17.011cm" fo:margin-left="0cm" table:align="left"/>
    </style:style>
    <style:style style:name="Tableau2.A" style:family="table-column">
      <style:table-column-properties style:column-width="2.221cm"/>
    </style:style>
    <style:style style:name="Tableau2.B" style:family="table-column">
      <style:table-column-properties style:column-width="1.771cm"/>
    </style:style>
    <style:style style:name="Tableau2.C" style:family="table-column">
      <style:table-column-properties style:column-width="1.319cm"/>
    </style:style>
    <style:style style:name="Tableau2.D" style:family="table-column">
      <style:table-column-properties style:column-width="11.7cm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7.011cm" fo:margin-left="0cm" table:align="left"/>
    </style:style>
    <style:style style:name="Tableau4.A" style:family="table-column">
      <style:table-column-properties style:column-width="2.221cm"/>
    </style:style>
    <style:style style:name="Tableau4.B" style:family="table-column">
      <style:table-column-properties style:column-width="1.771cm"/>
    </style:style>
    <style:style style:name="Tableau4.C" style:family="table-column">
      <style:table-column-properties style:column-width="1.319cm"/>
    </style:style>
    <style:style style:name="Tableau4.D" style:family="table-column">
      <style:table-column-properties style:column-width="11.7cm"/>
    </style:style>
    <style:style style:name="Tableau4.A1" style:family="table-cell">
      <style:table-cell-properties fo:padding="0.097cm" fo:border="none"/>
    </style:style>
    <style:style style:name="P1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text-properties style:font-name="Arial" fo:font-size="12pt" style:font-size-asian="12pt" style:font-size-complex="12pt"/>
    </style:style>
    <style:style style:name="P11" style:family="paragraph" style:parent-style-name="Normal">
      <style:paragraph-properties>
        <style:tab-stops>
          <style:tab-stop style:position="0.769cm"/>
          <style:tab-stop style:position="2.501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cm"/>
          <style:tab-stop style:position="8.001cm"/>
          <style:tab-stop style:position="8.5cm"/>
          <style:tab-stop style:position="10.502cm"/>
          <style:tab-stop style:position="11.001cm"/>
          <style:tab-stop style:position="11.501cm"/>
          <style:tab-stop style:position="12.002cm"/>
          <style:tab-stop style:position="12.501cm"/>
          <style:tab-stop style:position="13.002cm"/>
          <style:tab-stop style:position="13.503cm"/>
          <style:tab-stop style:position="14.002cm"/>
          <style:tab-stop style:position="14.503cm"/>
          <style:tab-stop style:position="15.002cm"/>
        </style:tab-stops>
      </style:paragraph-properties>
      <style:text-properties style:font-name="Arial"/>
    </style:style>
    <style:style style:name="P12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des champs de fusion des rapports</text:h>
      <text:p text:style-name="P1"/>
      <text:p text:style-name="P1"/>
      <text:h text:style-name="Heading_20_2" text:outline-level="2">Informations du dossier:</text:h>
      <text:p text:style-name="P1"/>
      <text:p text:style-name="P2">Identifiant unique du dossier : {idDossier}</text:p>
      <text:p text:style-name="P2">Type du dossier : {typeDossier}</text:p>
      <text:p text:style-name="P2">Nature du dossier : {natureDossier}</text:p>
      <text:p text:style-name="P2">Objet : {objetDossier}</text:p>
      <text:p text:style-name="P2">Date de création du dossier : {dateCreationDossier}</text:p>
      <text:p text:style-name="P2">Numéro document urbanisme : {numDocUrba}</text:p>
      <text:p text:style-name="P4">Date de dépôt mairie/service instructeur : {dateDepotMairie}</text:p>
      <text:p text:style-name="P4">Date de réception au secrétariat de la commission : {dateDepotSec}</text:p>
      <text:p text:style-name="P2">Date de réception au service rapporteur de la commission : {dateSDIS}</text:p>
      <text:p text:style-name="P2">Date de visite : {dateVisite}</text:p>
      <text:p text:style-name="P2">Date de passage en commission : {dateComm}</text:p>
      <text:p text:style-name="P2">État dossier (Complet/Incomplet) : {etatDossier}</text:p>
      <text:p text:style-name="P2">Hors délai (Oui/Non) : {horsDelai}</text:p>
      <text:p text:style-name="P2">Analyse de risque : {analyseRisque}</text:p>
      <text:p text:style-name="P2">Demandeur du dossier : {demandeurDossier}</text:p>
      <text:p text:style-name="P5">Avis du rapporteur : <text:span text:style-name="T2">{avisDossier}</text:span></text:p>
      <text:p text:style-name="P6">Avis de la commission : {avisDossierCommission}</text:p>
      <text:p text:style-name="P6">Service instructeur : {servInstructeur}</text:p>
      <text:p text:style-name="P6">Descriptif dossier : {descriptifDossier}</text:p>
      <text:p text:style-name="P6">Date de la dernière visite périodique : {dateLastVP}</text:p>
      <text:p text:style-name="P6">Avis de la dernière visite périodique : {avisLastVP}</text:p>
      <text:p text:style-name="P6">Liste des prévisionnistes du dossier :</text:p>
      <text:p text:style-name="P5">[!-- BEGIN preventionnistes --]{nom} {prenom}[!-- END preventionnistes --]</text:p>
      <text:p text:style-name="P6"/>
      <text:p text:style-name="P6">Lorsque le dossier est incomplet affichage des documents manquants :</text:p>
      <text:p text:style-name="P6">{docManquant}</text:p>
      <text:p text:style-name="P6"/>
      <text:h text:style-name="Heading_20_2" text:outline-level="2">Contacts du dossier </text:h>
      <text:p text:style-name="P7"/>
      <text:p text:style-name="P7">Directeur unique de sécurité :</text:p>
      <text:p text:style-name="P5"><text:tab/>Nom : {nomDus}</text:p>
      <text:p text:style-name="P5"><text:tab/>Prénom : {prenomDus}</text:p>
      <text:p text:style-name="P5"><text:tab/>Numéro de téléphone fixe : {telFixeDus}</text:p>
      <text:p text:style-name="P5"><text:tab/>Numéro de téléphone portable : {telPortDus}</text:p>
      <text:p text:style-name="P5"><text:tab/>Numéro de fax : {numFaxDus}</text:p>
      <text:p text:style-name="P5"><text:tab/>Société : {societeDus}</text:p>
      <text:p text:style-name="P5"><text:tab/>Mail : {mailDus}</text:p>
      <text:p text:style-name="P2"/>
      <text:p text:style-name="P2"/>
      <text:p text:style-name="P7">Exploitant :</text:p>
      <text:p text:style-name="P5"><text:tab/>Nom : {nomExploitant}</text:p>
      <text:p text:style-name="P5"><text:tab/>Prénom : {prenomExploitant}</text:p>
      <text:p text:style-name="P5"><text:tab/>Numéro de téléphone fixe : {telFixeExploitant}</text:p>
      <text:p text:style-name="P5"><text:soft-page-break/><text:tab/>Numéro de téléphone portable : {telPortExploitant}</text:p>
      <text:p text:style-name="P5"><text:tab/>Numéro de fax : {numFaxExploitant}</text:p>
      <text:p text:style-name="P5"><text:tab/>Société : {societeExploitant}</text:p>
      <text:p text:style-name="P5"><text:tab/>Mail : {mailExploitant}</text:p>
      <text:p text:style-name="P2"/>
      <text:p text:style-name="P7">Responsable de sécurité :</text:p>
      <text:p text:style-name="P5"><text:tab/>Nom : {nomRespSecu}</text:p>
      <text:p text:style-name="P5"><text:tab/>Prénom : {prenomRespSecu}</text:p>
      <text:p text:style-name="P5"><text:tab/>Numéro de téléphone fixe : {telFixeRespSecu}</text:p>
      <text:p text:style-name="P5"><text:tab/>Numéro de téléphone portable : {telPortRespSecu}</text:p>
      <text:p text:style-name="P5"><text:tab/>Numéro de fax : {numFaxRespSecu}</text:p>
      <text:p text:style-name="P5"><text:tab/>Société : {societeRespSecu}</text:p>
      <text:p text:style-name="P5"><text:tab/>Mail : {mailRespSecu}</text:p>
      <text:p text:style-name="P5"/>
      <text:p text:style-name="P7">Propriétaire :</text:p>
      <text:p text:style-name="P5"><text:tab/>Nom : {nomProprio}</text:p>
      <text:p text:style-name="P5"><text:tab/>Prénom : {prenomProprio}</text:p>
      <text:p text:style-name="P5"><text:tab/>Numéro de téléphone fixe : {telFixeProprio}</text:p>
      <text:p text:style-name="P5"><text:tab/>Numéro de téléphone portable : {telPortProprio}</text:p>
      <text:p text:style-name="P5"><text:tab/>Numéro de fax : {numFaxProprio}</text:p>
      <text:p text:style-name="P5"><text:tab/>Société : {societeProprio}</text:p>
      <text:p text:style-name="P5"><text:tab/>Mail : {mailProprio}</text:p>
      <text:p text:style-name="P5"/>
      <text:p text:style-name="P1"/>
      <text:p text:style-name="P1">Informations de l'entité:</text:p>
      <text:p text:style-name="P2"/>
      <text:p text:style-name="P2">Identifiant unique de l'entité : {numWinPrev}</text:p>
      <text:p text:style-name="P2">Commune de l'entité : {communeEtab}</text:p>
      <text:p text:style-name="P2">Libellé de l'entité : {etablissementLibelle}</text:p>
      <text:p text:style-name="P2">Adresse de l'entité : {etablissementAdresse}</text:p>
      <text:p text:style-name="P2">Numéro de téléphone de l'entité : {numTelEtab}</text:p>
      <text:p text:style-name="P2">Numéro de fax de l'entité : {numFaxEtab}</text:p>
      <text:p text:style-name="P2">Activité principale de l'entité : {activiteP}</text:p>
      <text:p text:style-name="P2">Type principal de l'entité : {typeLettreP}</text:p>
      <text:p text:style-name="P2">Activité(s) secondaire(s) de l'entité : <text:span text:style-name="T1">{activiteS}</text:span></text:p>
      <text:p text:style-name="P2">Type(s) secondaire(s) de l'entité : {typeLettreS}</text:p>
      <text:p text:style-name="P2">Effectif public de l'entité : <text:s/>{numPublic} </text:p>
      <text:p text:style-name="P2">Catégorie de l'entité : {categorieEtab}</text:p>
      <text:p text:style-name="P2">Effectif personnel : <text:s/>{numPersonnel}</text:p>
      <text:p text:style-name="P2">Surface totale : {surfaceTotale}</text:p>
      <text:p text:style-name="P2">Surface accessible : {surfaceAccessible}</text:p>
      <text:p text:style-name="P2">Présence d'extinction automatique à eau : {extinctionAuto}</text:p>
      <text:p text:style-name="P2">Genre de l'entité : {genreEtab}</text:p>
      <text:p text:style-name="P2">GN 2 : {gn2}</text:p>
      <text:p text:style-name="P2">GN 3 : {gn3}</text:p>
      <text:p text:style-name="P2"/>
      <text:p text:style-name="P1">Informations du père de l'entité (si entité ERP =&gt; infos Site, si entité Cellule =&gt; infos ERP):</text:p>
      <text:p text:style-name="P2"/>
      <text:p text:style-name="P2">Libellé de l'entité : {etablissementLibelleP}</text:p>
      <text:p text:style-name="P2">Activité principale de l'entité : {activitePPere}</text:p>
      <text:p text:style-name="P2">Type principal de l'entité : {typeLettrePPere}</text:p>
      <text:p text:style-name="P2">Catégorie de l'entité : {categorieEtabPere}</text:p>
      <text:p text:style-name="P2"><text:soft-page-break/>Présence d'extinction automatique à eau : {extinctionAutoP}</text:p>
      <text:p text:style-name="P2">Genre de l'entité : {genrePere}</text:p>
      <text:p text:style-name="P2"/>
      <text:p text:style-name="P2"/>
      <text:p text:style-name="P1">Informations de la commission :</text:p>
      <text:p text:style-name="P1"/>
      <text:p text:style-name="P2">Libellé de la commission : {libelle_commission} </text:p>
      <text:p text:style-name="P2">Date de la commission : {date_commEntete}</text:p>
      <text:p text:style-name="P2"/>
      <text:p text:style-name="P1"/>
      <text:p text:style-name="P1">Liste des textes applicables :</text:p>
      <text:p text:style-name="P2"/>
      <text:p text:style-name="P2">[!-- BEGIN texteAppl --]</text:p>
      <text:p text:style-name="P2">{libelleTexteAppl}</text:p>
      <text:p text:style-name="P2">[!-- END texteAppl --]</text:p>
      <text:p text:style-name="P2"/>
      <text:p text:style-name="P2"/>
      <text:p text:style-name="P1">Liste des documents consultés dans le dossier :</text:p>
      <text:p text:style-name="P1"/>
      <text:p text:style-name="P5">[!-- BEGIN listeDocs --]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5">{exist}</text:p>
          </table:table-cell>
          <table:table-cell table:style-name="Tableau1.A1" office:value-type="string">
            <text:p text:style-name="P5">{libelledoc}</text:p>
          </table:table-cell>
          <table:table-cell table:style-name="Tableau1.A1" office:value-type="string">
            <text:p text:style-name="P5">{refdoc}</text:p>
          </table:table-cell>
          <table:table-cell table:style-name="Tableau1.D1" office:value-type="string">
            <text:p text:style-name="P5">{datedoc}</text:p>
          </table:table-cell>
        </table:table-row>
      </table:table>
      <text:p text:style-name="P5">[!-- END listeDocs --][!-- BEGIN listeDocsAjout --]</text:p>
      <table:table table:name="Tableau3" table:style-name="Tableau3">
        <table:table-column table:style-name="Tableau3.A" table:number-columns-repeated="3"/>
        <table:table-column table:style-name="Tableau3.D"/>
        <table:table-row table:style-name="Tableau3.1">
          <table:table-cell table:style-name="Tableau3.A1" office:value-type="string">
            <text:p text:style-name="P5">{exist}</text:p>
          </table:table-cell>
          <table:table-cell table:style-name="Tableau3.A1" office:value-type="string">
            <text:p text:style-name="P5">{libelledoc}</text:p>
          </table:table-cell>
          <table:table-cell table:style-name="Tableau3.A1" office:value-type="string">
            <text:p text:style-name="P5">{refdoc}</text:p>
          </table:table-cell>
          <table:table-cell table:style-name="Tableau3.D1" office:value-type="string">
            <text:p text:style-name="P5">{datedoc}</text:p>
          </table:table-cell>
        </table:table-row>
      </table:table>
      <text:p text:style-name="P5">[!-- END listeDocsAjout --] </text:p>
      <text:p text:style-name="P5"/>
      <text:p text:style-name="P5"/>
      <text:p text:style-name="P1">Liste des prescriptions dans le dossier:</text:p>
      <text:p text:style-name="P2"/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0">Textes</text:p>
          </table:table-cell>
          <table:table-cell table:style-name="Tableau2.A1" office:value-type="string">
            <text:p text:style-name="P10">Articles</text:p>
          </table:table-cell>
          <table:table-cell table:style-name="Tableau2.A1" office:value-type="string">
            <text:p text:style-name="P10">N°</text:p>
          </table:table-cell>
          <table:table-cell table:style-name="Tableau2.A1" office:value-type="string">
            <text:p text:style-name="P10">Prescriptions</text:p>
          </table:table-cell>
        </table:table-row>
      </table:table>
      <text:p text:style-name="P10">[!-- BEGIN listePrescription --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0">{texte}</text:p>
          </table:table-cell>
          <table:table-cell table:style-name="Tableau4.A1" office:value-type="string">
            <text:p text:style-name="P10">{article}</text:p>
          </table:table-cell>
          <table:table-cell table:style-name="Tableau4.A1" office:value-type="string">
            <text:p text:style-name="P10">{num}</text:p>
          </table:table-cell>
          <table:table-cell table:style-name="Tableau4.A1" office:value-type="string">
            <text:p text:style-name="P10">{libelle}</text:p>
          </table:table-cell>
        </table:table-row>
      </table:table>
      <text:p text:style-name="P9">[!-- END listePrescription --]</text:p>
      <text:p text:style-name="P5"/>
      <text:p text:style-name="P8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="100%" fo:margin-left="0cm" fo:margin-right="0cm" fo:margin-top="0cm" fo:margin-bottom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15:35:24.75</meta:creation-date>
    <dc:date>2014-02-27T10:01:36.34</dc:date>
    <meta:editing-duration>PT2H17M1S</meta:editing-duration>
    <meta:editing-cycles>98</meta:editing-cycles>
    <meta:generator>OpenOffice/4.0.1$Win32 OpenOffice.org_project/401m5$Build-9714</meta:generator>
    <dc:creator>Rémi Kinowski</dc:creator>
    <meta:document-statistic meta:table-count="4" meta:image-count="0" meta:object-count="0" meta:page-count="3" meta:paragraph-count="117" meta:word-count="543" meta:character-count="3865"/>
  </office:meta>
</office:document-meta>
</file>